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35in"/>
    </style:style>
    <style:style style:name="co3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6" table:default-cell-style-name="ce3"/>
        <table:table-row table:style-name="ro1">
          <table:table-cell/>
          <table:table-cell table:style-name="ce1" office:value-type="string" calcext:value-type="string" table:number-columns-spanned="4" table:number-rows-spanned="1">
            <text:p>Jaqueline DE UP + DE LW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AG+Lemke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AG Sem Lemke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EA (Proposta Semelhante)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3" table:number-rows-spanned="1">
            <text:p>DE 2 Fases</text:p>
          </table:table-cell>
          <table:covered-table-cell table:style-name="ce1"/>
          <table:covered-table-cell table:style-name="Default"/>
          <table:table-cell table:style-name="ce1" table:number-columns-spanned="3" table:number-rows-spanned="1"/>
          <table:covered-table-cell table:style-name="ce1"/>
          <table:covered-table-cell table:style-name="Default"/>
        </table:table-row>
        <table:table-row table:style-name="ro1">
          <table:table-cell/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Wors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F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?</text:p>
          </table:table-cell>
          <table:table-cell office:value-type="float" office:value="100.014" calcext:value-type="float">
            <text:p>100.014</text:p>
          </table:table-cell>
          <table:table-cell office:value-type="float" office:value="99.8997" calcext:value-type="float">
            <text:p>99.90</text:p>
          </table:table-cell>
          <table:table-cell office:value-type="float" office:value="99.90381" calcext:value-type="float">
            <text:p>99.90</text:p>
          </table:table-cell>
          <table:table-cell office:value-type="float" office:value="99.908" calcext:value-type="float">
            <text:p>9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float" office:value="224.988" calcext:value-type="float">
            <text:p>224.988</text:p>
          </table:table-cell>
          <table:table-cell office:value-type="float" office:value="224.9919" calcext:value-type="float">
            <text:p>224.9919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F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?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?</text:p>
          </table:table-cell>
          <table:table-cell office:value-type="float" office:value="225" calcext:value-type="float">
            <text:p>225</text:p>
          </table:table-cell>
          <table:table-cell office:value-type="float" office:value="224.995" calcext:value-type="float">
            <text:p>225.00</text:p>
          </table:table-cell>
          <table:table-cell office:value-type="float" office:value="224.9991" calcext:value-type="float">
            <text:p>225.00</text:p>
          </table:table-cell>
          <table:table-cell office:value-type="float" office:value="225.003" calcext:value-type="float">
            <text:p>22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float" office:value="29.2" calcext:value-type="float">
            <text:p>29.2</text:p>
          </table:table-cell>
          <table:table-cell office:value-type="float" office:value="28.76" calcext:value-type="float">
            <text:p>28.76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?</text:p>
          </table:table-cell>
          <table:table-cell office:value-type="float" office:value="29.2" calcext:value-type="float">
            <text:p>29.2</text:p>
          </table:table-cell>
          <table:table-cell office:value-type="float" office:value="29.1491" calcext:value-type="float">
            <text:p>29.15</text:p>
          </table:table-cell>
          <table:table-cell office:value-type="float" office:value="27.95477" calcext:value-type="float">
            <text:p>27.95</text:p>
          </table:table-cell>
          <table:table-cell office:value-type="float" office:value="22.3225" calcext:value-type="float">
            <text:p>2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4?</text:p>
          </table:table-cell>
          <table:table-cell table:style-name="ce2" office:value-type="float" office:value="3.9892" calcext:value-type="float">
            <text:p>3.9892</text:p>
          </table:table-cell>
          <table:table-cell table:style-name="ce2" office:value-type="float" office:value="3.6247" calcext:value-type="float">
            <text:p>3.6247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3.25419" calcext:value-type="float">
            <text:p>3.25</text:p>
          </table:table-cell>
          <table:table-cell office:value-type="float" office:value="3.25337" calcext:value-type="float">
            <text:p>3.25</text:p>
          </table:table-cell>
          <table:table-cell office:value-type="float" office:value="3.25244" calcext:value-type="float">
            <text:p>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0.0542902" calcext:value-type="float">
            <text:p>-0.05</text:p>
          </table:table-cell>
          <table:table-cell office:value-type="float" office:value="-0.01407844914" calcext:value-type="float">
            <text:p>-0.01</text:p>
          </table:table-cell>
          <table:table-cell office:value-type="float" office:value="0.000673759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6?</text:p>
          </table:table-cell>
          <table:table-cell table:style-name="ce2" office:value-type="float" office:value="16.8612" calcext:value-type="float">
            <text:p>16.86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.0023" calcext:value-type="float">
            <text:p>17.00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9?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9737" calcext:value-type="float">
            <text:p>16.97</text:p>
          </table:table-cell>
          <table:table-cell office:value-type="float" office:value="17.76386" calcext:value-type="float">
            <text:p>17.76</text:p>
          </table:table-cell>
          <table:table-cell office:value-type="float" office:value="24.8675" calcext:value-type="float">
            <text:p>24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7?</text:p>
          </table:table-cell>
          <table:table-cell table:style-name="ce2" office:value-type="float" office:value="-12.6905" calcext:value-type="float">
            <text:p>-12.6905</text:p>
          </table:table-cell>
          <table:table-cell table:style-name="ce2" office:value-type="float" office:value="-12.6795" calcext:value-type="float">
            <text:p>-12.6795</text:p>
          </table:table-cell>
          <table:table-cell table:style-name="ce2" office:value-type="float" office:value="-12.68" calcext:value-type="float">
            <text:p>-12.68</text:p>
          </table:table-cell>
          <table:table-cell office:value-type="string" calcext:value-type="string">
            <text:p>F14</text:p>
          </table:table-cell>
          <table:table-cell office:value-type="float" office:value="-12.6787" calcext:value-type="float">
            <text:p>-12.6787</text:p>
          </table:table-cell>
          <table:table-cell office:value-type="string" calcext:value-type="string">
            <text:p>?</text:p>
          </table:table-cell>
          <table:table-cell office:value-type="float" office:value="-12.6787" calcext:value-type="float">
            <text:p>-12.678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-12.68" calcext:value-type="float">
            <text:p>-12.68</text:p>
          </table:table-cell>
          <table:table-cell office:value-type="string" calcext:value-type="string">
            <text:p>?</text:p>
          </table:table-cell>
          <table:table-cell office:value-type="float" office:value="-12.65" calcext:value-type="float">
            <text:p>-12.65</text:p>
          </table:table-cell>
          <table:table-cell office:value-type="float" office:value="-12.6835" calcext:value-type="float">
            <text:p>-12.68</text:p>
          </table:table-cell>
          <table:table-cell office:value-type="float" office:value="-12.68345" calcext:value-type="float">
            <text:p>-12.68</text:p>
          </table:table-cell>
          <table:table-cell office:value-type="float" office:value="-12.6833" calcext:value-type="float">
            <text:p>-12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49.0021" calcext:value-type="float">
            <text:p>49.00</text:p>
          </table:table-cell>
          <table:table-cell office:value-type="float" office:value="49.00169" calcext:value-type="float">
            <text:p>49.00</text:p>
          </table:table-cell>
          <table:table-cell office:value-type="float" office:value="49.001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9?</text:p>
          </table:table-cell>
          <table:table-cell table:number-columns-repeated="3" table:style-name="ce2" office:value-type="float" office:value="-1.4074" calcext:value-type="float">
            <text:p>-1.4074</text:p>
          </table:table-cell>
          <table:table-cell office:value-type="string" calcext:value-type="string">
            <text:p>F18</text:p>
          </table:table-cell>
          <table:table-cell office:value-type="float" office:value="-1.2099" calcext:value-type="float">
            <text:p>-1.2099</text:p>
          </table:table-cell>
          <table:table-cell office:value-type="string" calcext:value-type="string">
            <text:p>?</text:p>
          </table:table-cell>
          <table:table-cell office:value-type="float" office:value="-1.2099" calcext:value-type="float">
            <text:p>-1.209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-1.2098" calcext:value-type="float">
            <text:p>-1.2098</text:p>
          </table:table-cell>
          <table:table-cell office:value-type="string" calcext:value-type="string">
            <text:p>?</text:p>
          </table:table-cell>
          <table:table-cell office:value-type="float" office:value="-1.2091" calcext:value-type="float">
            <text:p>-1.2091</text:p>
          </table:table-cell>
          <table:table-cell office:value-type="float" office:value="-1.21178" calcext:value-type="float">
            <text:p>-1.21</text:p>
          </table:table-cell>
          <table:table-cell office:value-type="float" office:value="-1.211298" calcext:value-type="float">
            <text:p>-1.21</text:p>
          </table:table-cell>
          <table:table-cell office:value-type="float" office:value="-1.21079" calcext:value-type="float">
            <text:p>-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-1.00005" calcext:value-type="float">
            <text:p>-1.00</text:p>
          </table:table-cell>
          <table:table-cell office:value-type="float" office:value="-1.0000327" calcext:value-type="float">
            <text:p>-1.00</text:p>
          </table:table-cell>
          <table:table-cell office:value-type="float" office:value="-0.999997" calcext:value-type="float">
            <text:p>-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250" calcext:value-type="float">
            <text:p>225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49.1" calcext:value-type="float">
            <text:p>2249.10</text:p>
          </table:table-cell>
          <table:table-cell office:value-type="float" office:value="2287.636" calcext:value-type="float">
            <text:p>2287.64</text:p>
          </table:table-cell>
          <table:table-cell office:value-type="float" office:value="2297.27" calcext:value-type="float">
            <text:p>2297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-12" calcext:value-type="float">
            <text:p>-12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-12.0129" calcext:value-type="float">
            <text:p>-12.01</text:p>
          </table:table-cell>
          <table:table-cell office:value-type="float" office:value="-12.01234" calcext:value-type="float">
            <text:p>-12.01</text:p>
          </table:table-cell>
          <table:table-cell office:value-type="float" office:value="-12.0113" calcext:value-type="float">
            <text:p>-1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.111" calcext:value-type="float">
            <text:p>3.11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3.10668" calcext:value-type="float">
            <text:p>3.11</text:p>
          </table:table-cell>
          <table:table-cell office:value-type="float" office:value="3.106906" calcext:value-type="float">
            <text:p>3.11</text:p>
          </table:table-cell>
          <table:table-cell office:value-type="float" office:value="3.10743" calcext:value-type="float">
            <text:p>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16</text:p>
          </table:table-cell>
          <table:table-cell office:value-type="float" office:value="81.3279" calcext:value-type="float">
            <text:p>81.3279</text:p>
          </table:table-cell>
          <table:table-cell office:value-type="string" calcext:value-type="string">
            <text:p>?</text:p>
          </table:table-cell>
          <table:table-cell office:value-type="float" office:value="81.3279" calcext:value-type="float">
            <text:p>81.327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81.3279" calcext:value-type="float">
            <text:p>81.3279</text:p>
          </table:table-cell>
          <table:table-cell office:value-type="string" calcext:value-type="string">
            <text:p>?</text:p>
          </table:table-cell>
          <table:table-cell office:value-type="float" office:value="81.3279" calcext:value-type="float">
            <text:p>81.3279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5" calcext:value-type="float">
            <text:p>15</text:p>
          </table:table-cell>
          <table:table-cell office:value-type="float" office:value="999.657" calcext:value-type="float">
            <text:p>999.657</text:p>
          </table:table-cell>
          <table:table-cell office:value-type="float" office:value="993.202" calcext:value-type="float">
            <text:p>993.202</text:p>
          </table:table-cell>
          <table:table-cell office:value-type="float" office:value="980.106" calcext:value-type="float">
            <text:p>980.10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float" office:value="1000" calcext:value-type="float">
            <text:p>1000</text:p>
          </table:table-cell>
          <table:table-cell office:value-type="float" office:value="1000.09" calcext:value-type="float">
            <text:p>1000.09</text:p>
          </table:table-cell>
          <table:table-cell office:value-type="float" office:value="999.9739" calcext:value-type="float">
            <text:p>999.97</text:p>
          </table:table-cell>
          <table:table-cell office:value-type="float" office:value="999.751" calcext:value-type="float">
            <text:p>99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4.98002" calcext:value-type="float">
            <text:p>4.98</text:p>
          </table:table-cell>
          <table:table-cell office:value-type="float" office:value="4.980025" calcext:value-type="float">
            <text:p>4.98</text:p>
          </table:table-cell>
          <table:table-cell office:value-type="float" office:value="4.98003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8.9997" calcext:value-type="float">
            <text:p>9.00</text:p>
          </table:table-cell>
          <table:table-cell office:value-type="float" office:value="8.999708" calcext:value-type="float">
            <text:p>9.00</text:p>
          </table:table-cell>
          <table:table-cell office:value-type="float" office:value="8.99971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8" calcext:value-type="float">
            <text:p>18</text:p>
          </table:table-cell>
          <table:table-cell office:value-type="float" office:value="85.0909" calcext:value-type="float">
            <text:p>85.0909</text:p>
          </table:table-cell>
          <table:table-cell office:value-type="float" office:value="84.4802" calcext:value-type="float">
            <text:p>84.4802</text:p>
          </table:table-cell>
          <table:table-cell office:value-type="float" office:value="79.8455" calcext:value-type="float">
            <text:p>79.84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85.1282" calcext:value-type="float">
            <text:p>85.13</text:p>
          </table:table-cell>
          <table:table-cell office:value-type="float" office:value="85.12615" calcext:value-type="float">
            <text:p>85.13</text:p>
          </table:table-cell>
          <table:table-cell office:value-type="float" office:value="85.1217" calcext:value-type="float">
            <text:p>85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T01</text:p>
          </table:table-cell>
          <table:table-cell table:number-columns-repeated="2"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-8.92" calcext:value-type="float">
            <text:p>-8.92</text:p>
          </table:table-cell>
          <table:table-cell office:value-type="string" calcext:value-type="string">
            <text:p>?</text:p>
          </table:table-cell>
          <table:table-cell office:value-type="float" office:value="-8.92" calcext:value-type="float">
            <text:p>-8.92</text:p>
          </table:table-cell>
          <table:table-cell office:value-type="float" office:value="-8.91741" calcext:value-type="float">
            <text:p>-8.92</text:p>
          </table:table-cell>
          <table:table-cell office:value-type="float" office:value="-8.91741" calcext:value-type="float">
            <text:p>-8.92</text:p>
          </table:table-cell>
          <table:table-cell office:value-type="float" office:value="-8.91741" calcext:value-type="float">
            <text:p>-8.9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office:value-type="float" office:value="-7.5784" calcext:value-type="float">
            <text:p>-7.5784</text:p>
          </table:table-cell>
          <table:table-cell office:value-type="string" calcext:value-type="string">
            <text:p>?</text:p>
          </table:table-cell>
          <table:table-cell office:value-type="float" office:value="-7.5782" calcext:value-type="float">
            <text:p>-7.5782</text:p>
          </table:table-cell>
          <table:table-cell office:value-type="string" calcext:value-type="string">
            <text:p>T02</text:p>
          </table:table-cell>
          <table:table-cell table:number-columns-repeated="2" office:value-type="float" office:value="-7.58" calcext:value-type="float">
            <text:p>-7.58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-7.58" calcext:value-type="float">
            <text:p>-7.58</text:p>
          </table:table-cell>
          <table:table-cell office:value-type="string" calcext:value-type="string">
            <text:p>?</text:p>
          </table:table-cell>
          <table:table-cell office:value-type="float" office:value="-7.575" calcext:value-type="float">
            <text:p>-7.575</text:p>
          </table:table-cell>
          <table:table-cell office:value-type="float" office:value="-7.57874" calcext:value-type="float">
            <text:p>-7.58</text:p>
          </table:table-cell>
          <table:table-cell office:value-type="float" office:value="-7.578731" calcext:value-type="float">
            <text:p>-7.58</text:p>
          </table:table-cell>
          <table:table-cell office:value-type="float" office:value="-7.5787" calcext:value-type="float">
            <text:p>-7.5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?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T03</text:p>
          </table:table-cell>
          <table:table-cell table:number-columns-repeated="2" office:value-type="float" office:value="-11.99" calcext:value-type="float">
            <text:p>-11.99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-11.999" calcext:value-type="float">
            <text:p>-11.999</text:p>
          </table:table-cell>
          <table:table-cell office:value-type="string" calcext:value-type="string">
            <text:p>?</text:p>
          </table:table-cell>
          <table:table-cell office:value-type="float" office:value="-11.999" calcext:value-type="float">
            <text:p>-11.999</text:p>
          </table:table-cell>
          <table:table-cell table:number-columns-repeated="3" office:value-type="float" office:value="-6.0368" calcext:value-type="float">
            <text:p>-6.0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?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T04</text:p>
          </table:table-cell>
          <table:table-cell office:value-type="float" office:value="-3.6" calcext:value-type="float">
            <text:p>-3.6</text:p>
          </table:table-cell>
          <table:table-cell office:value-type="float" office:value="-3.5996" calcext:value-type="float">
            <text:p>-3.5996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?</text:p>
          </table:table-cell>
          <table:table-cell office:value-type="float" office:value="-3.6" calcext:value-type="float">
            <text:p>-3.6</text:p>
          </table:table-cell>
          <table:table-cell office:value-type="float" office:value="-3.62993" calcext:value-type="float">
            <text:p>-3.63</text:p>
          </table:table-cell>
          <table:table-cell office:value-type="float" office:value="-3.62993" calcext:value-type="float">
            <text:p>-3.63</text:p>
          </table:table-cell>
          <table:table-cell office:value-type="float" office:value="-3.62993" calcext:value-type="float">
            <text:p>-3.6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?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T05</text:p>
          </table:table-cell>
          <table:table-cell office:value-type="float" office:value="-3.92" calcext:value-type="float">
            <text:p>-3.92</text:p>
          </table:table-cell>
          <table:table-cell office:value-type="float" office:value="-3.919" calcext:value-type="float">
            <text:p>-3.919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?</text:p>
          </table:table-cell>
          <table:table-cell office:value-type="float" office:value="-3.918" calcext:value-type="float">
            <text:p>-3.918</text:p>
          </table:table-cell>
          <table:table-cell office:value-type="float" office:value="-3.96068" calcext:value-type="float">
            <text:p>-3.96</text:p>
          </table:table-cell>
          <table:table-cell office:value-type="float" office:value="-3.96068" calcext:value-type="float">
            <text:p>-3.96</text:p>
          </table:table-cell>
          <table:table-cell office:value-type="float" office:value="-3.96068" calcext:value-type="float">
            <text:p>-3.9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?</text:p>
          </table:table-cell>
          <table:table-cell office:value-type="float" office:value="-6599.6" calcext:value-type="float">
            <text:p>-6599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?</text:p>
          </table:table-cell>
          <table:table-cell office:value-type="float" office:value="-6600" calcext:value-type="float">
            <text:p>-6600</text:p>
          </table:table-cell>
          <table:table-cell table:style-name="ce4" office:value-type="float" office:value="-6600.07" calcext:value-type="float">
            <text:p>-6600.07</text:p>
          </table:table-cell>
          <table:table-cell table:style-name="Default" office:value-type="float" office:value="-6560.461" calcext:value-type="float">
            <text:p>-6560.461</text:p>
          </table:table-cell>
          <table:table-cell table:style-name="Default" office:value-type="float" office:value="-6386.93" calcext:value-type="float">
            <text:p>-6386.9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9:39:11.669836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06:43.573751803</meta:creation-date>
    <dc:date>2016-05-04T20:14:21.511062758</dc:date>
    <meta:editing-duration>PT2H56M15S</meta:editing-duration>
    <meta:editing-cycles>39</meta:editing-cycles>
    <meta:generator>LibreOffice/4.3.7.2$Linux_X86_64 LibreOffice_project/430m0$Build-2</meta:generator>
    <meta:document-statistic meta:table-count="1" meta:cell-count="504" meta:object-count="0"/>
  </office:meta>
</office:document-meta>
</file>